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69868255" calcext:value-type="float">
            <text:p>1,269868255</text:p>
          </table:table-cell>
          <table:table-cell office:value-type="float" office:value="0.5144920945" calcext:value-type="float">
            <text:p>0,5144920945</text:p>
          </table:table-cell>
          <table:table-cell office:value-type="float" office:value="0.0004861570487" calcext:value-type="float">
            <text:p>0,000486157</text:p>
          </table:table-cell>
          <table:table-cell table:style-name="ce1" office:value-type="float" office:value="0.00004647089372" calcext:value-type="float">
            <text:p>4,65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507" calcext:value-type="float">
            <text:p>142507</text:p>
          </table:table-cell>
          <table:table-cell office:value-type="float" office:value="1.062278986" calcext:value-type="float">
            <text:p>1,062278986</text:p>
          </table:table-cell>
          <table:table-cell office:value-type="float" office:value="0.5949984789" calcext:value-type="float">
            <text:p>0,5949984789</text:p>
          </table:table-cell>
          <table:table-cell office:value-type="float" office:value="0.0001891330612" calcext:value-type="float">
            <text:p>0,0001891331</text:p>
          </table:table-cell>
          <table:table-cell table:style-name="ce1" office:value-type="float" office:value="0.000007137096418" calcext:value-type="float">
            <text:p>7,14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621" calcext:value-type="float">
            <text:p>142621</text:p>
          </table:table-cell>
          <table:table-cell office:value-type="float" office:value="1.12555635" calcext:value-type="float">
            <text:p>1,12555635</text:p>
          </table:table-cell>
          <table:table-cell office:value-type="float" office:value="0.5953841209" calcext:value-type="float">
            <text:p>0,5953841209</text:p>
          </table:table-cell>
          <table:table-cell office:value-type="float" office:value="0.0001176688747" calcext:value-type="float">
            <text:p>0,0001176689</text:p>
          </table:table-cell>
          <table:table-cell table:style-name="ce1" office:value-type="float" office:value="0.000003565723318" calcext:value-type="float">
            <text:p>3,57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665" calcext:value-type="float">
            <text:p>142665</text:p>
          </table:table-cell>
          <table:table-cell office:value-type="float" office:value="1.326412559" calcext:value-type="float">
            <text:p>1,326412559</text:p>
          </table:table-cell>
          <table:table-cell office:value-type="float" office:value="0.5191091299" calcext:value-type="float">
            <text:p>0,5191091299</text:p>
          </table:table-cell>
          <table:table-cell office:value-type="float" office:value="0.0002031882759" calcext:value-type="float">
            <text:p>0,0002031883</text:p>
          </table:table-cell>
          <table:table-cell table:style-name="ce1" office:value-type="float" office:value="0.00001069411974" calcext:value-type="float">
            <text:p>1,07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769" calcext:value-type="float">
            <text:p>142769</text:p>
          </table:table-cell>
          <table:table-cell office:value-type="float" office:value="1.141347051" calcext:value-type="float">
            <text:p>1,141347051</text:p>
          </table:table-cell>
          <table:table-cell office:value-type="float" office:value="0.599249661" calcext:value-type="float">
            <text:p>0,599249661</text:p>
          </table:table-cell>
          <table:table-cell office:value-type="float" office:value="0.0001745511545" calcext:value-type="float">
            <text:p>0,0001745512</text:p>
          </table:table-cell>
          <table:table-cell table:style-name="ce1" office:value-type="float" office:value="0.000003562268375" calcext:value-type="float">
            <text:p>3,56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839" calcext:value-type="float">
            <text:p>142839</text:p>
          </table:table-cell>
          <table:table-cell office:value-type="float" office:value="1.024653316" calcext:value-type="float">
            <text:p>1,024653316</text:p>
          </table:table-cell>
          <table:table-cell office:value-type="float" office:value="0.594027102" calcext:value-type="float">
            <text:p>0,594027102</text:p>
          </table:table-cell>
          <table:table-cell office:value-type="float" office:value="0.0001673467341" calcext:value-type="float">
            <text:p>0,0001673467</text:p>
          </table:table-cell>
          <table:table-cell table:style-name="ce1" office:value-type="float" office:value="0.000003560568757" calcext:value-type="float">
            <text:p>3,56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910" calcext:value-type="float">
            <text:p>142910</text:p>
          </table:table-cell>
          <table:table-cell office:value-type="float" office:value="1.121565342" calcext:value-type="float">
            <text:p>1,121565342</text:p>
          </table:table-cell>
          <table:table-cell office:value-type="float" office:value="0.5967858434" calcext:value-type="float">
            <text:p>0,5967858434</text:p>
          </table:table-cell>
          <table:table-cell office:value-type="float" office:value="0.0002882623812" calcext:value-type="float">
            <text:p>0,0002882624</text:p>
          </table:table-cell>
          <table:table-cell table:style-name="ce1" office:value-type="float" office:value="0.000003558794788" calcext:value-type="float">
            <text:p>3,56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079" calcext:value-type="float">
            <text:p>143079</text:p>
          </table:table-cell>
          <table:table-cell office:value-type="float" office:value="1.010748386" calcext:value-type="float">
            <text:p>1,010748386</text:p>
          </table:table-cell>
          <table:table-cell office:value-type="float" office:value="0.5989643335" calcext:value-type="float">
            <text:p>0,5989643335</text:p>
          </table:table-cell>
          <table:table-cell table:style-name="ce1" office:value-type="float" office:value="0.00006753802882" calcext:value-type="float">
            <text:p>6,75E-005</text:p>
          </table:table-cell>
          <table:table-cell table:style-name="ce1" office:value-type="float" office:value="0.00000355463294" calcext:value-type="float">
            <text:p>3,55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112" calcext:value-type="float">
            <text:p>143112</text:p>
          </table:table-cell>
          <table:table-cell office:value-type="float" office:value="1.24719739" calcext:value-type="float">
            <text:p>1,24719739</text:p>
          </table:table-cell>
          <table:table-cell office:value-type="float" office:value="0.5806559324" calcext:value-type="float">
            <text:p>0,5806559324</text:p>
          </table:table-cell>
          <table:table-cell office:value-type="float" office:value="0.000266535877" calcext:value-type="float">
            <text:p>0,0002665359</text:p>
          </table:table-cell>
          <table:table-cell table:style-name="ce1" office:value-type="float" office:value="0.000003553811894" calcext:value-type="float">
            <text:p>3,55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69" calcext:value-type="float">
            <text:p>143269</text:p>
          </table:table-cell>
          <table:table-cell office:value-type="float" office:value="1.105188847" calcext:value-type="float">
            <text:p>1,105188847</text:p>
          </table:table-cell>
          <table:table-cell office:value-type="float" office:value="0.5624057651" calcext:value-type="float">
            <text:p>0,5624057651</text:p>
          </table:table-cell>
          <table:table-cell table:style-name="ce1" office:value-type="float" office:value="0.00004970002556" calcext:value-type="float">
            <text:p>4,97E-005</text:p>
          </table:table-cell>
          <table:table-cell table:style-name="ce1" office:value-type="float" office:value="0.000003550001793" calcext:value-type="float">
            <text:p>3,5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434816482" calcext:value-type="float">
            <text:p>1,1434816482</text:p>
          </table:table-cell>
          <table:table-cell table:formula="of:=AVERAGE([.D2:.D11])" office:value-type="float" office:value="0.57560724616" calcext:value-type="float">
            <text:p>0,5756072462</text:p>
          </table:table-cell>
          <table:table-cell table:formula="of:=AVERAGE([.E2:.E11])" office:value-type="float" office:value="0.000201008146168" calcext:value-type="float">
            <text:p>0,0002010081</text:p>
          </table:table-cell>
          <table:table-cell table:formula="of:=AVERAGE([.F2:.F11])" office:value-type="float" office:value="0.0000089207911743" calcext:value-type="float">
            <text:p>8,9207911743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45:36.882338823</dc:date>
    <meta:document-statistic meta:table-count="1" meta:cell-count="70" meta:object-count="0"/>
    <meta:generator>LibreOffice/4.1.4.2$Linux_X86_64 LibreOffice_project/410m0$Build-2</meta:generator>
  </office:meta>
</office:document-meta>
</file>